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PT Astra Serif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 сутки до дождя Петин кот всегда чихает. Сегодня кот чихнул. «Завтра будет дождь»,— подумал Петя. Прав ли он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20:39:27.473849533</meta:creation-date>
    <dc:date>2018-11-09T22:15:12.968726940</dc:date>
    <meta:editing-duration>PT1M28S</meta:editing-duration>
    <meta:editing-cycles>2</meta:editing-cycles>
    <meta:generator>LibreOffice/6.0.5.2$Linux_X86_64 LibreOffice_project/00m0$Build-2</meta:generator>
    <meta:document-statistic meta:table-count="0" meta:image-count="0" meta:object-count="0" meta:page-count="1" meta:paragraph-count="1" meta:word-count="19" meta:character-count="111" meta:non-whitespace-character-count="93"/>
  </office:meta>
</office:document-meta>
</file>